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7.24958333333333cm"/>
    </style:style>
    <style:style style:name="co2" style:family="table-column">
      <style:table-column-properties fo:break-before="auto" style:column-width="18.83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1">
            <text:p>Tarea</text:p>
          </table:table-cell>
          <table:table-cell office:value-type="string" table:style-name="ce1">
            <text:p>Descripcion</text:p>
          </table:table-cell>
          <table:table-cell office:value-type="string" table:style-name="ce1">
            <text:p>tiempo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Comentar codigo</text:p>
          </table:table-cell>
          <table:table-cell office:value-type="string" table:style-name="ce1">
            <text:p>Comentar el codigo indicanto la fucion de cada metodo</text:p>
          </table:table-cell>
          <table:table-cell office:value-type="string" table:style-name="ce1">
            <text:p>30min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olución de errores y mejora del codigo</text:p>
          </table:table-cell>
          <table:table-cell office:value-type="string" table:style-name="ce1">
            <text:p>Solución de errores y mejora del codigo</text:p>
          </table:table-cell>
          <table:table-cell office:value-type="string" table:style-name="ce1">
            <text:p>6 horas y 30min</text:p>
          </table:table-cell>
          <table:table-cell table:number-columns-repeated="1638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/>
    <dc:creator/>
    <meta:creation-date>2024-11-26T15:35:29Z</meta:creation-date>
    <dc:date>2024-11-28T16:47:03Z</dc:date>
  </office:meta>
</office:document-meta>
</file>